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dp2" style:family="drawing-page"/>
    <style:style style:name="gr1" style:family="graphic" style:parent-style-name="standard">
      <style:graphic-properties draw:stroke="none" svg:stroke-color="#000000" draw:fill="solid" draw:fill-color="#729fcf" draw:textarea-vertical-align="middle" fo:min-height="2.645cm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501cm" fo:min-width="3.147cm"/>
    </style:style>
    <style:style style:name="gr4" style:family="graphic" style:parent-style-name="standard">
      <style:graphic-properties draw:textarea-horizontal-align="justify" draw:textarea-vertical-align="middle" draw:auto-grow-height="false" fo:min-height="0.501cm" fo:min-width="1.158cm"/>
    </style:style>
    <style:style style:name="gr5" style:family="graphic" style:parent-style-name="standard">
      <style:graphic-properties draw:textarea-horizontal-align="justify" draw:textarea-vertical-align="middle" draw:auto-grow-height="false" fo:min-height="0.286cm" fo:min-width="0.384cm"/>
    </style:style>
    <style:style style:name="gr6" style:family="graphic" style:parent-style-name="objectwithoutfill">
      <style:graphic-properties svg:stroke-color="#ff0000" draw:fill="none" draw:textarea-vertical-align="middle"/>
    </style:style>
    <style:style style:name="gr7" style:family="graphic" style:parent-style-name="standard">
      <style:graphic-properties svg:stroke-color="#ff0000" draw:textarea-horizontal-align="justify" draw:textarea-vertical-align="middle" draw:auto-grow-height="false" fo:min-height="3.503cm" fo:min-width="5.911cm"/>
    </style:style>
    <style:style style:name="gr8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svg:stroke-color="#ff0000" draw:fill-color="#729fcf" draw:textarea-horizontal-align="justify" draw:textarea-vertical-align="middle" draw:auto-grow-height="false" fo:min-height="0.822cm" fo:min-width="2.595cm"/>
    </style:style>
    <style:style style:name="gr10" style:family="graphic" style:parent-style-name="objectwithoutfill">
      <style:graphic-properties svg:stroke-color="#ff0000" draw:marker-end="Arrow" draw:fill="none" draw:fill-color="#729fcf" draw:textarea-vertical-align="middle"/>
    </style:style>
    <style:style style:name="gr11" style:family="graphic" style:parent-style-name="standard">
      <style:graphic-properties svg:stroke-color="#ff0000" draw:fill-color="#729fcf" draw:textarea-horizontal-align="justify" draw:textarea-vertical-align="top" draw:auto-grow-height="false" fo:min-height="3.396cm" fo:min-width="2.484cm"/>
    </style:style>
    <style:style style:name="gr12" style:family="graphic" style:parent-style-name="standard">
      <style:graphic-properties svg:stroke-color="#ff0000" draw:fill-color="#729fcf" draw:textarea-horizontal-align="justify" draw:textarea-vertical-align="middle" draw:auto-grow-height="false" fo:min-height="0.608cm" fo:min-width="1.49cm"/>
    </style:style>
    <style:style style:name="gr13" style:family="graphic" style:parent-style-name="standard">
      <style:graphic-properties svg:stroke-color="#ff0000" draw:fill-color="#729fcf" draw:textarea-horizontal-align="justify" draw:textarea-vertical-align="top" draw:auto-grow-height="false" fo:min-height="3.074cm" fo:min-width="2.484cm"/>
    </style:style>
    <style:style style:name="gr14" style:family="graphic" style:parent-style-name="standard">
      <style:graphic-properties svg:stroke-color="#ff0000" draw:fill-color="#729fcf" draw:textarea-horizontal-align="justify" draw:textarea-vertical-align="top" draw:auto-grow-height="false" fo:min-height="1.894cm" fo:min-width="2.484cm"/>
    </style:style>
    <style:style style:name="gr15" style:family="graphic" style:parent-style-name="standard">
      <style:graphic-properties svg:stroke-color="#ff0000" draw:fill-color="#729fcf" draw:textarea-horizontal-align="justify" draw:textarea-vertical-align="middle" draw:auto-grow-height="false" fo:min-height="0.715cm" fo:min-width="3.258cm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.45cm" fo:min-width="0.3cm"/>
    </style:style>
    <style:style style:name="gr17" style:family="graphic" style:parent-style-name="standard">
      <style:graphic-properties svg:stroke-color="#ff0000" draw:fill-color="#729fcf" draw:textarea-horizontal-align="justify" draw:textarea-vertical-align="middle" draw:auto-grow-height="false" fo:min-height="1.15cm" fo:min-width="3.5cm"/>
    </style:style>
    <style:style style:name="gr18" style:family="graphic" style:parent-style-name="objectwithoutfill">
      <style:graphic-properties svg:stroke-color="#ff0000" draw:marker-end="Arrow" draw:marker-end-width="0.3cm" draw:fill="none" draw:fill-color="#729fcf" draw:textarea-vertical-align="middle"/>
    </style:style>
    <style:style style:name="P1" style:family="paragraph">
      <loext:graphic-properties draw:fill="solid" draw:fill-color="#729fcf"/>
      <style:text-properties fo:font-size="19.299999237060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9.2999992370605pt"/>
    </style:style>
    <style:style style:name="P5" style:family="paragraph">
      <loext:graphic-properties draw:fill-color="#729fcf"/>
      <style:paragraph-properties fo:text-align="center"/>
      <style:text-properties fo:font-size="19.2999992370605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-color="#729fcf"/>
      <style:paragraph-properties fo:text-align="center"/>
      <style:text-properties fo:font-size="12.8999996185303pt"/>
    </style:style>
    <style:style style:name="P8" style:family="paragraph">
      <loext:graphic-properties draw:fill-color="#729fcf"/>
      <style:paragraph-properties fo:text-align="center"/>
    </style:style>
    <style:style style:name="T1" style:family="text">
      <style:text-properties fo:font-size="19.2999992370605pt"/>
    </style:style>
    <style:style style:name="T2" style:family="text">
      <style:text-properties fo:font-size="12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858cm" svg:height="2.895cm" svg:x="1.105cm" svg:y="2.037cm">
          <draw:text-box>
            <text:p><text:span text:style-name="T1">Camera IP</text:span></text:p>
            <text:p><text:span text:style-name="T1"/></text:p>
          </draw:text-box>
        </draw:frame>
        <draw:frame draw:style-name="gr1" draw:text-style-name="P1" draw:layer="layout" svg:width="5.858cm" svg:height="2.895cm" svg:x="14.147cm" svg:y="1.929cm">
          <draw:text-box>
            <text:p><text:span text:style-name="T1">Client (browser)</text:span></text:p>
            <text:p><text:span text:style-name="T1"/></text:p>
          </draw:text-box>
        </draw:frame>
        <draw:line draw:style-name="gr2" draw:text-style-name="P2" draw:layer="layout" svg:x1="6.742cm" svg:y1="3.537cm" svg:x2="14.258cm" svg:y2="3.43cm">
          <text:p/>
        </draw:line>
        <draw:custom-shape draw:style-name="gr3" draw:text-style-name="P4" draw:layer="layout" svg:width="3.647cm" svg:height="0.751cm" svg:x="1.215cm" svg:y="4.503cm">
          <text:p text:style-name="P3"><text:span text:style-name="T1">RTS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647cm" svg:height="0.751cm" svg:x="8.399cm" svg:y="2.358cm">
          <text:p text:style-name="P3"><text:span text:style-name="T1">RTS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58cm" svg:height="0.751cm" svg:x="5.084cm" svg:y="4.503cm">
          <text:p text:style-name="P3"><text:span text:style-name="T1">H26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647cm" svg:height="0.751cm" svg:x="8.399cm" svg:y="3.752cm">
          <text:p text:style-name="P3"><text:span text:style-name="T1">H26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84cm" svg:height="0.536cm" svg:x="9.726cm" svg:y="3.109cm">
          <text:p text:style-name="P3"><text:span text:style-name="T1">+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51cm" svg:y1="1.501cm" svg:x2="12.157cm" svg:y2="5.897cm">
          <text:p/>
        </draw:line>
        <draw:line draw:style-name="gr6" draw:text-style-name="P2" draw:layer="layout" svg:x1="11.826cm" svg:y1="1.286cm" svg:x2="8.51cm" svg:y2="5.789cm">
          <text:p/>
        </draw:line>
        <draw:custom-shape draw:style-name="gr7" draw:text-style-name="P4" draw:layer="layout" svg:width="6.411cm" svg:height="3.753cm" svg:x="7.736cm" svg:y="13.402cm">
          <text:p text:style-name="P3"><text:span text:style-name="T1">Serveur Node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.094cm" svg:y1="5.253cm" svg:x2="7.957cm" svg:y2="13.295cm">
          <text:p/>
        </draw:line>
        <draw:custom-shape draw:style-name="gr3" draw:text-style-name="P4" draw:layer="layout" svg:width="3.647cm" svg:height="0.751cm" svg:x="2.32cm" svg:y="9.006cm">
          <text:p text:style-name="P3"><text:span text:style-name="T1">RTS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647cm" svg:height="0.751cm" svg:x="2.32cm" svg:y="10.4cm">
          <text:p text:style-name="P3"><text:span text:style-name="T1">H26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84cm" svg:height="0.536cm" svg:x="3.647cm" svg:y="9.756cm">
          <text:p text:style-name="P3"><text:span text:style-name="T1">+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cm" svg:y1="13.5cm" svg:x2="16.247cm" svg:y2="4.824cm">
          <text:p/>
        </draw:line>
        <draw:custom-shape draw:style-name="gr9" draw:text-style-name="P5" draw:layer="layout" svg:width="3.095cm" svg:height="1.072cm" svg:x="7.957cm" svg:y="17.047cm">
          <text:p text:style-name="P3"><text:span text:style-name="T1">ffmpeg</text:span></text:p>
          <draw:enhanced-geometry svg:viewBox="0 0 21600 21600" draw:type="rectangle" draw:enhanced-path="M 0 0 L 21600 0 21600 21600 0 21600 0 0 Z N"/>
        </draw:custom-shape>
        <draw:path draw:style-name="gr10" draw:text-style-name="P6" draw:layer="layout" svg:width="2.449cm" svg:height="2.422cm" draw:transform="skewX (-0.0242600766027212) rotate (-2.68990144317366) translate (8.82757977279081cm 17.4009115168218cm)" svg:viewBox="0 0 2450 2423" svg:d="M0 2416c402-78 667 54 1158-12 435-58 665-275 886-521 196-219 438-447 402-731-46-369-263-709-532-986-259-267-624-140-921-105">
          <text:p/>
        </draw:path>
        <draw:custom-shape draw:style-name="gr3" draw:text-style-name="P4" draw:layer="layout" svg:width="3.647cm" svg:height="0.751cm" svg:x="2.699cm" svg:y="15.861cm">
          <text:p text:style-name="P3"><text:span text:style-name="T1">RTS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647cm" svg:height="0.751cm" svg:x="2.699cm" svg:y="17.255cm">
          <text:p text:style-name="P3"><text:span text:style-name="T1">H26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84cm" svg:height="0.536cm" svg:x="4.026cm" svg:y="16.611cm">
          <text:p text:style-name="P3"><text:span text:style-name="T1">+</text:span></text:p>
          <draw:enhanced-geometry svg:viewBox="0 0 21600 21600" draw:type="rectangle" draw:enhanced-path="M 0 0 L 21600 0 21600 21600 0 21600 0 0 Z N"/>
        </draw:custom-shape>
        <draw:path draw:style-name="gr10" draw:text-style-name="P6" draw:layer="layout" svg:width="1.907cm" svg:height="2.626cm" draw:transform="skewX (0.0263544717051144) rotate (-1.0168288222119) translate (12.3284709023596cm 16.8973025481158cm)" svg:viewBox="0 0 1908 2627" svg:d="M0 2623c426 26 885-85 1195-380 246-235 340-595 544-868 153-205 322-604-84-728-282-86-506-307-758-461l-236-113-322-73-27 46">
          <text:p/>
        </draw:path>
        <draw:custom-shape draw:style-name="gr11" draw:text-style-name="P5" draw:layer="layout" svg:width="2.984cm" svg:height="3.646cm" svg:x="17.02cm" svg:y="3.967cm">
          <text:p text:style-name="P3"><text:span text:style-name="T1">WebM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99cm" svg:height="0.858cm" svg:x="17.794cm" svg:y="5.146cm">
          <text:p text:style-name="P3"><text:span text:style-name="T1">VP8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99cm" svg:height="0.858cm" svg:x="17.741cm" svg:y="5.868cm">
          <text:p text:style-name="P3"><text:span text:style-name="T1">VP9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99cm" svg:height="0.858cm" svg:x="17.794cm" svg:y="6.647cm">
          <text:p text:style-name="P3"><text:span text:style-name="T1">OGG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984cm" svg:height="3.324cm" svg:x="17.02cm" svg:y="7.612cm">
          <text:p text:style-name="P3"><text:span text:style-name="T1">MP4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99cm" svg:height="0.858cm" svg:x="17.794cm" svg:y="8.791cm">
          <text:p text:style-name="P3"><text:span text:style-name="T2">MPEGTS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99cm" svg:height="0.858cm" svg:x="17.741cm" svg:y="9.513cm">
          <text:p text:style-name="P3"><text:span text:style-name="T1">etc.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984cm" svg:height="2.144cm" draw:transform="skewX (-0.000523598775598299) translate (11.784cm 9.99cm)">
          <text:p text:style-name="P3"><text:span text:style-name="T1">WebM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99cm" svg:height="0.858cm" svg:x="12.725cm" svg:y="10.926cm">
          <text:p text:style-name="P3"><text:span text:style-name="T1">VP8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984cm" svg:height="2.144cm" draw:transform="skewX (-0.000523598775598299) translate (11.62cm 18.427cm)">
          <text:p text:style-name="P3"><text:span text:style-name="T1">WebM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99cm" svg:height="0.858cm" svg:x="13.762cm" svg:y="19.163cm">
          <text:p text:style-name="P3"><text:span text:style-name="T1">VP8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758cm" svg:height="0.965cm" svg:x="13.263cm" svg:y="15.868cm">
          <text:p text:style-name="P3"><text:span text:style-name="T1">Index.html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5.252cm" svg:y1="18.227cm" svg:x2="16.689cm" svg:y2="4.824cm">
          <text:p/>
        </draw:line>
        <draw:custom-shape draw:style-name="gr3" draw:text-style-name="P4" draw:layer="layout" svg:width="3.647cm" svg:height="0.751cm" svg:x="10.4cm" svg:y="8.349cm">
          <text:p text:style-name="P3"><text:span text:style-name="T1">HTTP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8cm" svg:height="0.7cm" svg:x="12cm" svg:y="9.2cm">
          <text:p text:style-name="P3">+</text:p>
          <draw:enhanced-geometry svg:viewBox="0 0 21600 21600" draw:type="rectangle" draw:enhanced-path="M 0 0 L 21600 0 21600 21600 0 21600 0 0 Z N"/>
        </draw:custom-shape>
      </draw:page>
      <draw:page draw:name="page2" draw:style-name="dp2" draw:master-page-name="Standard">
        <draw:custom-shape draw:style-name="gr17" draw:text-style-name="P8" draw:layer="layout" svg:width="4cm" svg:height="1.4cm" svg:x="1cm" svg:y="3cm">
          <text:p text:style-name="P3">ffmpeg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cm" svg:height="1.4cm" svg:x="8.5cm" svg:y="3cm">
          <text:p text:style-name="P3">emitter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cm" svg:height="1.4cm" svg:x="15.6cm" svg:y="3.1cm">
          <text:p text:style-name="P3">response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5cm" svg:y1="3.8cm" svg:x2="8.5cm" svg:y2="3.8cm">
          <text:p/>
        </draw:line>
        <draw:line draw:style-name="gr18" draw:text-style-name="P6" draw:layer="layout" svg:x1="12.5cm" svg:y1="3.8cm" svg:x2="15.6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22:03:27.731760337</meta:creation-date>
    <dc:date>2019-04-20T23:12:33.804009428</dc:date>
    <meta:editing-duration>PT10M42S</meta:editing-duration>
    <meta:editing-cycles>5</meta:editing-cycles>
    <meta:generator>LibreOffice/6.1.5.2$Linux_X86_64 LibreOffice_project/10$Build-2</meta:generator>
    <meta:document-statistic meta:object-count="42"/>
  </office:meta>
</office:document-meta>
</file>